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weight="bold" officeooo:rsid="001b1fba" officeooo:paragraph-rsid="001b1fb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4" style:family="paragraph" style:parent-style-name="Standard">
      <style:text-properties fo:font-size="20pt" officeooo:rsid="001b1fba" style:font-size-asian="20pt" style:font-size-complex="20pt"/>
    </style:style>
    <style:style style:name="P5" style:family="paragraph" style:parent-style-name="Standard">
      <style:text-properties fo:font-size="20pt" officeooo:rsid="001b1fba" officeooo:paragraph-rsid="001b1fba" style:font-size-asian="20pt" style:font-size-complex="20pt"/>
    </style:style>
    <style:style style:name="P6" style:family="paragraph" style:parent-style-name="Standard">
      <style:text-properties fo:font-size="20pt" fo:font-weight="bold" officeooo:rsid="001b1fba" officeooo:paragraph-rsid="001b1fba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List of abbreviations:</text:p>
      <text:p text:style-name="P1"/>
      <text:p text:style-name="P1"/>
      <text:p text:style-name="Standard"/>
      <text:p text:style-name="P4"><text:span text:style-name="T1">HH </text:span>: Habitat Heterogeneity </text:p>
      <text:p text:style-name="P4"/>
      <text:p text:style-name="P5"><text:span text:style-name="T1">HHH</text:span> : <text:span text:style-name="T1">H</text:span>abitat <text:span text:style-name="T1">H</text:span>eterogeneity <text:span text:style-name="T1">H</text:span>ypothesis</text:p>
      <text:p text:style-name="P5"/>
      <text:p text:style-name="P5"><text:span text:style-name="T1">PS</text:span> : <text:span text:style-name="T1">P</text:span>hysical <text:span text:style-name="T1">S</text:span>tressing <text:span text:style-name="T1">V</text:span>ariables</text:p>
      <text:p text:style-name="P5"/>
      <text:p text:style-name="P6">NC : N<text:span text:style-name="T2">utriment </text:span>C<text:span text:style-name="T2">ontent</text:span></text:p>
      <text:p text:style-name="P6"/>
      <text:p text:style-name="P6">CF<text:span text:style-name="T2"> : Habitat </text:span>C<text:span text:style-name="T2">omplex </text:span>F<text:span text:style-name="T2">actor(s)</text:span></text:p>
      <text:p text:style-name="P6"/>
      <text:p text:style-name="P6">E <text:span text:style-name="T2">: </text:span>E<text:span text:style-name="T2">nergy Related Variables</text:span></text:p>
      <text:p text:style-name="P6"/>
      <text:p text:style-name="P6">Geo <text:span text:style-name="T2">: </text:span>Geo<text:span text:style-name="T2">graphic Distance</text:span>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20:40:03.935000000</meta:creation-date>
    <dc:date>2023-06-09T06:40:07.802000000</dc:date>
    <meta:editing-duration>PT6M36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8" meta:word-count="35" meta:character-count="225" meta:non-whitespace-character-count="197"/>
  </office:meta>
</office:document-meta>
</file>